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792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1.221cm"/>
    </style:style>
    <style:style style:name="co5" style:family="table-column">
      <style:table-column-properties fo:break-before="auto" style:column-width="3.184cm"/>
    </style:style>
    <style:style style:name="co6" style:family="table-column">
      <style:table-column-properties fo:break-before="auto" style:column-width="1.27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84d1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0084d1" fo:border-left="none" fo:border-right="none" fo:border-top="none"/>
      <style:text-properties fo:color="#000000"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font-name="Arial" fo:font-size="9pt" style:font-size-asian="9pt" style:font-size-complex="9pt"/>
    </style:style>
    <style:style style:name="ce5" style:family="table-cell" style:parent-style-name="Default" style:data-style-name="N100">
      <style:table-cell-properties fo:border-bottom="0.06pt solid #000000" fo:background-color="#0084d1" fo:wrap-option="no-wrap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84d1"/>
      <style:text-properties style:text-outline="false" style:text-line-through-style="none" style:font-name="Arial" fo:font-size="9pt" fo:language="en" fo:country="US" fo:font-style="normal" fo:text-shadow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ackground-color="#0084d1" fo:border-left="none" fo:border-right="none" fo:border-top="none"/>
      <style:text-properties style:font-name="Arial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ext-properties style:font-name="Arial" fo:font-size="9pt" style:font-size-asian="9pt" style:font-size-complex="9pt"/>
    </style:style>
    <style:style style:name="ce10" style:family="table-cell" style:parent-style-name="Default">
      <style:text-properties style:use-window-font-color="true" style:text-outline="false" style:text-line-through-style="none" style:font-name="Arial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0084d1" style:text-align-source="fix" style:repeat-content="false" fo:wrap-option="no-wrap" fo:border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fo:border-bottom="0.06pt solid #000000" fo:background-color="#0084d1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>
      <style:table-cell-properties fo:background-color="#00ae00" style:text-align-source="fix" style:repeat-content="false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fo:wrap-option="no-wrap" fo:border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6" style:family="table-cell" style:parent-style-name="Default">
      <style:table-cell-properties fo:border-bottom="0.06pt solid #000000" fo:background-color="#00ae00" style:text-align-source="fix" style:repeat-content="false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7" style:family="table-cell" style:parent-style-name="Default">
      <style:table-cell-properties fo:background-color="#0084d1" style:text-align-source="fix" style:repeat-content="false" fo:wrap-option="no-wrap" fo:border="non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none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  <style:style style:name="ce19" style:family="table-cell" style:parent-style-name="Default">
      <style:table-cell-properties fo:background-color="#00ae00" style:text-align-source="fix" style:repeat-content="false" fo:wrap-option="no-wrap"/>
      <style:paragraph-properties fo:text-align="center" fo:margin-left="0cm"/>
      <style:text-properties style:font-name="Arial" fo:font-size="9pt" fo:font-weight="normal" style:font-size-asian="9pt" style:font-weight-asian="normal" style:font-size-complex="9pt" style:font-weight-complex="normal"/>
    </style:style>
  </office:automatic-styles>
  <office:body>
    <office:spreadsheet>
      <table:content-validations>
        <table:content-validation table:name="val1" table:condition="of:cell-content-is-in-list(&quot;Not Allowed&quot;;&quot;Allowed&quot;;&quot;Normal&quot;;&quot;Could Happen&quot;;&quot;Should Not Happen&quot;;&quot;Barely Happen&quot;)" table:allow-empty-cell="true" table:display-list="unsorted" table:base-cell-address="channel.M3">
          <table:error-message table:message-type="stop" table:display="true"/>
        </table:content-validation>
      </table:content-validations>
      <table:table table:name="channel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3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08" table:default-cell-style-name="ce9"/>
        <table:table-row table:style-name="ro1">
          <table:table-cell table:style-name="ce1" office:value-type="string" table:number-columns-spanned="1" table:number-rows-spanned="2">
            <text:p>Interface</text:p>
          </table:table-cell>
          <table:table-cell table:style-name="ce5" office:value-type="string" table:number-columns-spanned="1" table:number-rows-spanned="2">
            <text:p>Method</text:p>
          </table:table-cell>
          <table:table-cell table:style-name="ce11" office:value-type="string" table:number-columns-spanned="2" table:number-rows-spanned="1">
            <text:p>init</text:p>
          </table:table-cell>
          <table:covered-table-cell table:style-name="ce17"/>
          <table:table-cell table:style-name="ce11" office:value-type="string" table:number-columns-spanned="2" table:number-rows-spanned="1">
            <text:p>joining</text:p>
          </table:table-cell>
          <table:covered-table-cell table:style-name="ce17"/>
          <table:table-cell table:style-name="ce11" office:value-type="string" table:number-columns-spanned="2" table:number-rows-spanned="1">
            <text:p>joined</text:p>
          </table:table-cell>
          <table:covered-table-cell table:style-name="ce17"/>
          <table:table-cell table:style-name="ce11" office:value-type="string" table:number-columns-spanned="2" table:number-rows-spanned="1">
            <text:p>lving</text:p>
          </table:table-cell>
          <table:covered-table-cell table:style-name="ce17"/>
          <table:table-cell table:style-name="ce11" office:value-type="string" table:number-columns-spanned="2" table:number-rows-spanned="1">
            <text:p>clsed</text:p>
          </table:table-cell>
          <table:covered-table-cell table:style-name="ce17"/>
          <table:table-cell table:style-name="ce11" office:value-type="string" table:number-columns-spanned="2" table:number-rows-spanned="1">
            <text:p>dscned</text:p>
          </table:table-cell>
          <table:covered-table-cell table:style-name="ce17"/>
          <table:table-cell table:style-name="ce11" office:value-type="string" table:number-columns-spanned="2" table:number-rows-spanned="1">
            <text:p>rjcting</text:p>
          </table:table-cell>
          <table:covered-table-cell table:style-name="ce17"/>
          <table:table-cell table:number-columns-repeated="1008"/>
        </table:table-row>
        <table:table-row table:style-name="ro1">
          <table:covered-table-cell table:style-name="ce1"/>
          <table:covered-table-cell table:style-name="ce5"/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style-name="ce12" office:value-type="string">
            <text:p>leggality</text:p>
          </table:table-cell>
          <table:table-cell table:style-name="ce12" office:value-type="string">
            <text:p>excp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View</text:p>
          </table:table-cell>
          <table:table-cell table:style-name="ce2" office:value-type="string">
            <text:p>lvChn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C3]=&quot;Should Not Happen&quot;;[.C3]=&quot;Not Allowed&quot;); &quot;Illegal&quot;; IF([.C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E3]=&quot;Should Not Happen&quot;;[.E3]=&quot;Not Allowed&quot;); &quot;Illegal&quot;; IF([.E3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Allowed</text:p>
          </table:table-cell>
          <table:table-cell table:style-name="ce13" table:formula="of:=IF(OR([.G3]=&quot;Should Not Happen&quot;;[.G3]=&quot;Not Allowed&quot;); &quot;Illegal&quot;; IF([.G3]=&quot;Could Happen&quot;; &quot;Ignore&quot;; &quot;&quot;))">
            <text:p/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I3]=&quot;Should Not Happen&quot;;[.I3]=&quot;Not Allowed&quot;); &quot;Illegal&quot;; IF([.I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K3]=&quot;Should Not Happen&quot;;[.K3]=&quot;Not Allowed&quot;); &quot;Illegal&quot;; IF([.K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M3]=&quot;Should Not Happen&quot;;[.M3]=&quot;Not Allowed&quot;); &quot;Illegal&quot;; IF([.M3]=&quot;Could Happen&quot;; &quot;Ignore&quot;; &quot;&quot;))" office:value-type="string" office:string-value="Illegal">
            <text:p>Illegal</text:p>
          </table:table-cell>
          <table:table-cell table:style-name="ce13" table:content-validation-name="val1" office:value-type="string">
            <text:p>Not Allowed</text:p>
          </table:table-cell>
          <table:table-cell table:style-name="ce13" table:formula="of:=IF(OR([.O3]=&quot;Should Not Happen&quot;;[.O3]=&quot;Not Allowed&quot;); &quot;Illegal&quot;; IF([.O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Clsed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4]=&quot;Should Not Happen&quot;;[.C4]=&quot;Not Allowed&quot;); &quot;Illegal&quot;; IF([.C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5" table:formula="of:=IF(OR([.E4]=&quot;Should Not Happen&quot;;[.E4]=&quot;Not Allowed&quot;); &quot;Illegal&quot;; IF([.E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G4]=&quot;Should Not Happen&quot;;[.G4]=&quot;Not Allowed&quot;); &quot;Illegal&quot;; IF([.G4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4]=&quot;Should Not Happen&quot;;[.I4]=&quot;Not Allowed&quot;); &quot;Illegal&quot;; IF([.I4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4]=&quot;Should Not Happen&quot;;[.K4]=&quot;Not Allowed&quot;); &quot;Illegal&quot;; IF([.K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4]=&quot;Should Not Happen&quot;;[.M4]=&quot;Not Allowed&quot;); &quot;Illegal&quot;; IF([.M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O4]=&quot;Should Not Happen&quot;;[.O4]=&quot;Not Allowed&quot;); &quot;Illegal&quot;; IF([.O4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seshClsed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5]=&quot;Should Not Happen&quot;;[.C5]=&quot;Not Allowed&quot;); &quot;Illegal&quot;; IF([.C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E5]=&quot;Should Not Happen&quot;;[.E5]=&quot;Not Allowed&quot;); &quot;Illegal&quot;; IF([.E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G5]=&quot;Should Not Happen&quot;;[.G5]=&quot;Not Allowed&quot;); &quot;Illegal&quot;; IF([.G5]=&quot;Could Happen&quot;; &quot;Ignore&quot;; &quot;&quot;))">
            <text:p/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5]=&quot;Should Not Happen&quot;;[.I5]=&quot;Not Allowed&quot;); &quot;Illegal&quot;; IF([.I5]=&quot;Could Happen&quot;; &quot;Ignore&quot;; &quot;&quot;))">
            <text:p/>
          </table:table-cell>
          <table:table-cell table:style-name="ce15" table:content-validation-name="val1" office:value-type="string">
            <text:p>Could Happen</text:p>
          </table:table-cell>
          <table:table-cell table:style-name="ce13" table:formula="of:=IF(OR([.K5]=&quot;Should Not Happen&quot;;[.K5]=&quot;Not Allowed&quot;); &quot;Illegal&quot;; IF([.K5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5]=&quot;Should Not Happen&quot;;[.M5]=&quot;Not Allowed&quot;); &quot;Illegal&quot;; IF([.M5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O5]=&quot;Should Not Happen&quot;;[.O5]=&quot;Not Allowed&quot;); &quot;Illegal&quot;; IF([.O5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seshDscned</text:p>
          </table:table-cell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style-name="ce15" table:content-validation-name="val1" office:value-type="string">
            <text:p>Could Happen</text:p>
          </table:table-cell>
          <table:table-cell table:style-name="ce13"/>
          <table:table-cell table:style-name="ce15" table:content-validation-name="val1" office:value-type="string">
            <text:p>Should Not Happen</text:p>
          </table:table-cell>
          <table:table-cell table:style-name="ce13"/>
          <table:table-cell table:style-name="ce14" table:content-validation-name="val1" office:value-type="string">
            <text:p>Normal</text:p>
          </table:table-cell>
          <table:table-cell table:style-name="ce13"/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Joining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7]=&quot;Should Not Happen&quot;;[.C7]=&quot;Not Allowed&quot;); &quot;Illegal&quot;; IF([.C7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7]=&quot;Should Not Happen&quot;;[.E7]=&quot;Not Allowed&quot;); &quot;Illegal&quot;; IF([.E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7]=&quot;Should Not Happen&quot;;[.G7]=&quot;Not Allowed&quot;); &quot;Illegal&quot;; IF([.G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7]=&quot;Should Not Happen&quot;;[.I7]=&quot;Not Allowed&quot;); &quot;Illegal&quot;; IF([.I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7]=&quot;Should Not Happen&quot;;[.K7]=&quot;Not Allowed&quot;); &quot;Illegal&quot;; IF([.K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7]=&quot;Should Not Happen&quot;;[.M7]=&quot;Not Allowed&quot;); &quot;Illegal&quot;; IF([.M7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7]=&quot;Should Not Happen&quot;;[.O7]=&quot;Not Allowed&quot;); &quot;Illegal&quot;; IF([.O7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Join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8]=&quot;Should Not Happen&quot;;[.C8]=&quot;Not Allowed&quot;); &quot;Illegal&quot;; IF([.C8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3" table:formula="of:=IF(OR([.E8]=&quot;Should Not Happen&quot;;[.E8]=&quot;Not Allowed&quot;); &quot;Illegal&quot;; IF([.E8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8]=&quot;Should Not Happen&quot;;[.G8]=&quot;Not Allowed&quot;); &quot;Illegal&quot;; IF([.G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8]=&quot;Should Not Happen&quot;;[.I8]=&quot;Not Allowed&quot;); &quot;Illegal&quot;; IF([.I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8]=&quot;Should Not Happen&quot;;[.K8]=&quot;Not Allowed&quot;); &quot;Illegal&quot;; IF([.K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8]=&quot;Should Not Happen&quot;;[.M8]=&quot;Not Allowed&quot;); &quot;Illegal&quot;; IF([.M8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8]=&quot;Should Not Happen&quot;;[.O8]=&quot;Not Allowed&quot;); &quot;Illegal&quot;; IF([.O8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7" office:value-type="string">
            <text:p>chnlJoined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9]=&quot;Should Not Happen&quot;;[.C9]=&quot;Not Allowed&quot;); &quot;Illegal&quot;; IF([.C9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3" table:formula="of:=IF(OR([.E9]=&quot;Should Not Happen&quot;;[.E9]=&quot;Not Allowed&quot;); &quot;Illegal&quot;; IF([.E9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9]=&quot;Should Not Happen&quot;;[.G9]=&quot;Not Allowed&quot;); &quot;Illegal&quot;; IF([.G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9]=&quot;Should Not Happen&quot;;[.I9]=&quot;Not Allowed&quot;); &quot;Illegal&quot;; IF([.I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9]=&quot;Should Not Happen&quot;;[.K9]=&quot;Not Allowed&quot;); &quot;Illegal&quot;; IF([.K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9]=&quot;Should Not Happen&quot;;[.M9]=&quot;Not Allowed&quot;); &quot;Illegal&quot;; IF([.M9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9]=&quot;Should Not Happen&quot;;[.O9]=&quot;Not Allowed&quot;); &quot;Illegal&quot;; IF([.O9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cting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C10]=&quot;Should Not Happen&quot;;[.C10]=&quot;Not Allowed&quot;); &quot;Illegal&quot;; IF([.C10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0]=&quot;Should Not Happen&quot;;[.E10]=&quot;Not Allowed&quot;); &quot;Illegal&quot;; IF([.E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0]=&quot;Should Not Happen&quot;;[.G10]=&quot;Not Allowed&quot;); &quot;Illegal&quot;; IF([.G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0]=&quot;Should Not Happen&quot;;[.I10]=&quot;Not Allowed&quot;); &quot;Illegal&quot;; IF([.I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0]=&quot;Should Not Happen&quot;;[.K10]=&quot;Not Allowed&quot;); &quot;Illegal&quot;; IF([.K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0]=&quot;Should Not Happen&quot;;[.M10]=&quot;Not Allowed&quot;); &quot;Illegal&quot;; IF([.M10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0]=&quot;Should Not Happen&quot;;[.O10]=&quot;Not Allowed&quot;); &quot;Illegal&quot;; IF([.O10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ect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1]=&quot;Should Not Happen&quot;;[.C11]=&quot;Not Allowed&quot;); &quot;Illegal&quot;; IF([.C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1]=&quot;Should Not Happen&quot;;[.E11]=&quot;Not Allowed&quot;); &quot;Illegal&quot;; IF([.E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1]=&quot;Should Not Happen&quot;;[.G11]=&quot;Not Allowed&quot;); &quot;Illegal&quot;; IF([.G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1]=&quot;Should Not Happen&quot;;[.I11]=&quot;Not Allowed&quot;); &quot;Illegal&quot;; IF([.I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1]=&quot;Should Not Happen&quot;;[.K11]=&quot;Not Allowed&quot;); &quot;Illegal&quot;; IF([.K11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1]=&quot;Should Not Happen&quot;;[.M11]=&quot;Not Allowed&quot;); &quot;Illegal&quot;; IF([.M11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3" table:formula="of:=IF(OR([.O11]=&quot;Should Not Happen&quot;;[.O11]=&quot;Not Allowed&quot;); &quot;Illegal&quot;; IF([.O11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Rjct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2]=&quot;Should Not Happen&quot;;[.C12]=&quot;Not Allowed&quot;); &quot;Illegal&quot;; IF([.C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2]=&quot;Should Not Happen&quot;;[.E12]=&quot;Not Allowed&quot;); &quot;Illegal&quot;; IF([.E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2]=&quot;Should Not Happen&quot;;[.G12]=&quot;Not Allowed&quot;); &quot;Illegal&quot;; IF([.G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I12]=&quot;Should Not Happen&quot;;[.I12]=&quot;Not Allowed&quot;); &quot;Illegal&quot;; IF([.I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2]=&quot;Should Not Happen&quot;;[.K12]=&quot;Not Allowed&quot;); &quot;Illegal&quot;; IF([.K12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2]=&quot;Should Not Happen&quot;;[.M12]=&quot;Not Allowed&quot;); &quot;Illegal&quot;; IF([.M12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3" table:formula="of:=IF(OR([.O12]=&quot;Should Not Happen&quot;;[.O12]=&quot;Not Allowed&quot;); &quot;Illegal&quot;; IF([.O12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Lft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3]=&quot;Should Not Happen&quot;;[.C13]=&quot;Not Allowed&quot;); &quot;Illegal&quot;; IF([.C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3]=&quot;Should Not Happen&quot;;[.E13]=&quot;Not Allowed&quot;); &quot;Illegal&quot;; IF([.E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3]=&quot;Should Not Happen&quot;;[.G13]=&quot;Not Allowed&quot;); &quot;Illegal&quot;; IF([.G13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13]=&quot;Should Not Happen&quot;;[.I13]=&quot;Not Allowed&quot;); &quot;Illegal&quot;; IF([.I13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3]=&quot;Should Not Happen&quot;;[.K13]=&quot;Not Allowed&quot;); &quot;Illegal&quot;; IF([.K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3]=&quot;Should Not Happen&quot;;[.M13]=&quot;Not Allowed&quot;); &quot;Illegal&quot;; IF([.M13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3]=&quot;Should Not Happen&quot;;[.O13]=&quot;Not Allowed&quot;); &quot;Illegal&quot;; IF([.O13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LvFail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4]=&quot;Should Not Happen&quot;;[.C14]=&quot;Not Allowed&quot;); &quot;Illegal&quot;; IF([.C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E14]=&quot;Should Not Happen&quot;;[.E14]=&quot;Not Allowed&quot;); &quot;Illegal&quot;; IF([.E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G14]=&quot;Should Not Happen&quot;;[.G14]=&quot;Not Allowed&quot;); &quot;Illegal&quot;; IF([.G14]=&quot;Could Happen&quot;; &quot;Ignore&quot;; &quot;&quot;))" office:value-type="string" office:string-value="Illegal">
            <text:p>Illegal</text:p>
          </table:table-cell>
          <table:table-cell table:style-name="ce14" table:content-validation-name="val1" office:value-type="string">
            <text:p>Normal</text:p>
          </table:table-cell>
          <table:table-cell table:style-name="ce13" table:formula="of:=IF(OR([.I14]=&quot;Should Not Happen&quot;;[.I14]=&quot;Not Allowed&quot;); &quot;Illegal&quot;; IF([.I14]=&quot;Could Happen&quot;; &quot;Ignore&quot;; &quot;&quot;))">
            <text:p/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K14]=&quot;Should Not Happen&quot;;[.K14]=&quot;Not Allowed&quot;); &quot;Illegal&quot;; IF([.K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4]=&quot;Should Not Happen&quot;;[.M14]=&quot;Not Allowed&quot;); &quot;Illegal&quot;; IF([.M14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4]=&quot;Should Not Happen&quot;;[.O14]=&quot;Not Allowed&quot;); &quot;Illegal&quot;; IF([.O14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2" office:value-type="string">
            <text:p>AudChnlIntfForSesh</text:p>
          </table:table-cell>
          <table:table-cell table:style-name="ce6" office:value-type="string">
            <text:p>chnlCmdRcved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C15]=&quot;Should Not Happen&quot;;[.C15]=&quot;Not Allowed&quot;); &quot;Illegal&quot;; IF([.C15]=&quot;Could Happen&quot;; &quot;Ignore&quot;; &quot;&quot;))" office:value-type="string" office:string-value="Illegal">
            <text:p>Illegal</text:p>
          </table:table-cell>
          <table:table-cell table:style-name="ce19" table:content-validation-name="val1" office:value-type="string">
            <text:p>Normal</text:p>
          </table:table-cell>
          <table:table-cell table:style-name="ce15" table:formula="of:=IF(OR([.E15]=&quot;Should Not Happen&quot;;[.E15]=&quot;Not Allowed&quot;); &quot;Illegal&quot;; IF([.E15]=&quot;Could Happen&quot;; &quot;Ignore&quot;; &quot;&quot;))">
            <text:p/>
          </table:table-cell>
          <table:table-cell table:style-name="ce19" table:content-validation-name="val1" office:value-type="string">
            <text:p>Normal</text:p>
          </table:table-cell>
          <table:table-cell table:style-name="ce13" table:formula="of:=IF(OR([.G15]=&quot;Should Not Happen&quot;;[.G15]=&quot;Not Allowed&quot;); &quot;Illegal&quot;; IF([.G15]=&quot;Could Happen&quot;; &quot;Ignore&quot;; &quot;&quot;))">
            <text:p/>
          </table:table-cell>
          <table:table-cell table:style-name="ce13" table:content-validation-name="val1" office:value-type="string">
            <text:p>Could Happen</text:p>
          </table:table-cell>
          <table:table-cell table:style-name="ce13" table:formula="of:=IF(OR([.I15]=&quot;Should Not Happen&quot;;[.I15]=&quot;Not Allowed&quot;); &quot;Illegal&quot;; IF([.I15]=&quot;Could Happen&quot;; &quot;Ignore&quot;; &quot;&quot;))" office:value-type="string" office:string-value="Ignore">
            <text:p>Ignore</text:p>
          </table:table-cell>
          <table:table-cell table:style-name="ce13" table:content-validation-name="val1" office:value-type="string">
            <text:p>Could Happen</text:p>
          </table:table-cell>
          <table:table-cell table:style-name="ce13" table:formula="of:=IF(OR([.K15]=&quot;Should Not Happen&quot;;[.K15]=&quot;Not Allowed&quot;); &quot;Illegal&quot;; IF([.K15]=&quot;Could Happen&quot;; &quot;Ignore&quot;; &quot;&quot;))" office:value-type="string" office:string-value="Ignore">
            <text:p>Ignore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M15]=&quot;Should Not Happen&quot;;[.M15]=&quot;Not Allowed&quot;); &quot;Illegal&quot;; IF([.M15]=&quot;Could Happen&quot;; &quot;Ignore&quot;; &quot;&quot;))" office:value-type="string" office:string-value="Illegal">
            <text:p>Illegal</text:p>
          </table:table-cell>
          <table:table-cell table:style-name="ce15" table:content-validation-name="val1" office:value-type="string">
            <text:p>Should Not Happen</text:p>
          </table:table-cell>
          <table:table-cell table:style-name="ce13" table:formula="of:=IF(OR([.O15]=&quot;Should Not Happen&quot;;[.O15]=&quot;Not Allowed&quot;); &quot;Illegal&quot;; IF([.O15]=&quot;Could Happen&quot;; &quot;Ignore&quot;; &quot;&quot;))" office:value-type="string" office:string-value="Illegal">
            <text:p>Illegal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AudChnlIntfForSesh</text:p>
          </table:table-cell>
          <table:table-cell table:style-name="ce8" office:value-type="string">
            <text:p>chnlDscned</text:p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C16]=&quot;Should Not Happen&quot;;[.C16]=&quot;Not Allowed&quot;); &quot;Illegal&quot;; IF([.C16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E16]=&quot;Should Not Happen&quot;;[.E16]=&quot;Not Allowed&quot;); &quot;Illegal&quot;; IF([.E16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G16]=&quot;Should Not Happen&quot;;[.G16]=&quot;Not Allowed&quot;); &quot;Illegal&quot;; IF([.G16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I16]=&quot;Should Not Happen&quot;;[.I16]=&quot;Not Allowed&quot;); &quot;Illegal&quot;; IF([.I16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K16]=&quot;Should Not Happen&quot;;[.K16]=&quot;Not Allowed&quot;); &quot;Illegal&quot;; IF([.K16]=&quot;Could Happen&quot;; &quot;Ignore&quot;; &quot;&quot;))">
            <text:p/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16]=&quot;Should Not Happen&quot;;[.M16]=&quot;Not Allowed&quot;); &quot;Illegal&quot;; IF([.M16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O16]=&quot;Should Not Happen&quot;;[.O16]=&quot;Not Allowed&quot;); &quot;Illegal&quot;; IF([.O16]=&quot;Could Happen&quot;; &quot;Ignore&quot;; &quot;&quot;))">
            <text:p/>
          </table:table-cell>
          <table:table-cell table:number-columns-repeated="1008"/>
        </table:table-row>
        <table:table-row table:style-name="ro1">
          <table:table-cell table:style-name="ce3" office:value-type="string">
            <text:p>AudChnlIntfForSesh</text:p>
          </table:table-cell>
          <table:table-cell table:style-name="ce8" office:value-type="string">
            <text:p>seshLving</text:p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C17]=&quot;Should Not Happen&quot;;[.C17]=&quot;Not Allowed&quot;); &quot;Illegal&quot;; IF([.C17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E17]=&quot;Should Not Happen&quot;;[.E17]=&quot;Not Allowed&quot;); &quot;Illegal&quot;; IF([.E17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G17]=&quot;Should Not Happen&quot;;[.G17]=&quot;Not Allowed&quot;); &quot;Illegal&quot;; IF([.G17]=&quot;Could Happen&quot;; &quot;Ignore&quot;; &quot;&quot;))">
            <text:p/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I17]=&quot;Should Not Happen&quot;;[.I17]=&quot;Not Allowed&quot;); &quot;Illegal&quot;; IF([.I17]=&quot;Could Happen&quot;; &quot;Ignore&quot;; &quot;&quot;))">
            <text:p/>
          </table:table-cell>
          <table:table-cell table:style-name="ce18" table:content-validation-name="val1" office:value-type="string">
            <text:p>Could Happen</text:p>
          </table:table-cell>
          <table:table-cell table:style-name="ce18" table:formula="of:=IF(OR([.K17]=&quot;Should Not Happen&quot;;[.K17]=&quot;Not Allowed&quot;); &quot;Illegal&quot;; IF([.K17]=&quot;Could Happen&quot;; &quot;Ignore&quot;; &quot;&quot;))" office:value-type="string" office:string-value="Ignore">
            <text:p>Ignore</text:p>
          </table:table-cell>
          <table:table-cell table:style-name="ce18" table:content-validation-name="val1" office:value-type="string">
            <text:p>Should Not Happen</text:p>
          </table:table-cell>
          <table:table-cell table:style-name="ce18" table:formula="of:=IF(OR([.M17]=&quot;Should Not Happen&quot;;[.M17]=&quot;Not Allowed&quot;); &quot;Illegal&quot;; IF([.M17]=&quot;Could Happen&quot;; &quot;Ignore&quot;; &quot;&quot;))" office:value-type="string" office:string-value="Illegal">
            <text:p>Illegal</text:p>
          </table:table-cell>
          <table:table-cell table:style-name="ce16" table:content-validation-name="val1" office:value-type="string">
            <text:p>Normal</text:p>
          </table:table-cell>
          <table:table-cell table:style-name="ce18" table:formula="of:=IF(OR([.O17]=&quot;Should Not Happen&quot;;[.O17]=&quot;Not Allowed&quot;); &quot;Illegal&quot;; IF([.O17]=&quot;Could Happen&quot;; &quot;Ignore&quot;; &quot;&quot;))">
            <text:p/>
          </table:table-cell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/>
          <table:table-cell table:number-columns-repeated="1022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00/00/00</text:date>, <text:time style:data-style-name="N2" text:time-value="0000-00-00T08:38:03.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2T00:17:14.68</meta:creation-date>
    <dc:date>2013-05-18T08:42:00.54</dc:date>
    <meta:editing-duration>PT9H13M16S</meta:editing-duration>
    <meta:editing-cycles>55</meta:editing-cycles>
    <meta:generator>LibreOffice/4.0.0.3$Windows_x86 LibreOffice_project/7545bee9c2a0782548772a21bc84a9dcc583b89</meta:generator>
    <meta:document-statistic meta:table-count="1" meta:cell-count="256" meta:object-count="0"/>
  </office:meta>
</office:document-meta>
</file>